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1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20"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style:style>
    <style:style style:name="gr2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409cm" fo:min-width="3.087cm" fo:padding-top="0.095cm" fo:padding-bottom="0.095cm" fo:padding-left="0.22cm" fo:padding-right="0.22cm" fo:wrap-option="no-wrap" draw:shadow="hidden" draw:shadow-offset-x="0.2cm" draw:shadow-offset-y="0.2cm" draw:shadow-color="#808080"/>
      <style:paragraph-properties style:writing-mode="lr-tb"/>
    </style:style>
    <style:style style:name="gr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3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3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4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paragraph-properties style:writing-mode="lr-tb"/>
    </style:style>
    <style:style style:name="gr14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objectwithoutfill">
      <style:graphic-properties draw:marker-end="Arrowheads_20_6" draw:marker-end-width="0.3cm" draw:fill="none" draw:textarea-vertical-align="middle"/>
    </style:style>
    <style:style style:name="gr145" style:family="graphic" style:parent-style-name="objectwithoutfill">
      <style:graphic-properties draw:marker-end="Arrowheads_20_7" draw:marker-end-width="0.3cm" draw:fill="none" draw:textarea-vertical-align="middle"/>
    </style:style>
    <style:style style:name="gr146" style:family="graphic" style:parent-style-name="objectwithoutfill">
      <style:graphic-properties draw:marker-end="Arrowheads_20_8" draw:marker-end-width="0.3cm" draw:fill="none" draw:textarea-vertical-align="middle"/>
    </style:style>
    <style:style style:name="gr147" style:family="graphic" style:parent-style-name="objectwithoutfill">
      <style:graphic-properties draw:marker-end="Arrowheads_20_9" draw:marker-end-width="0.3cm" draw:fill="none" draw:textarea-vertical-align="middle"/>
    </style:style>
    <style:style style:name="gr148" style:family="graphic" style:parent-style-name="objectwithoutfill">
      <style:graphic-properties draw:marker-end="Arrowheads_20_10" draw:marker-end-width="0.3cm" draw:fill="none" draw:textarea-vertical-align="middle"/>
    </style:style>
    <style:style style:name="gr149"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974cm" fo:min-width="1.766cm" fo:padding-top="0.095cm" fo:padding-bottom="0.095cm" fo:padding-left="0.22cm" fo:padding-right="0.22cm" fo:wrap-option="no-wrap" draw:shadow="hidden" draw:shadow-offset-x="0.2cm" draw:shadow-offset-y="0.2cm" draw:shadow-color="#808080"/>
      <style:paragraph-properties style:writing-mode="lr-tb"/>
    </style:style>
    <style:style style:name="gr15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5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483cm" fo:padding-top="0.151cm" fo:padding-bottom="0.151cm" fo:padding-left="0.276cm" fo:padding-right="0.276cm" fo:wrap-option="wrap" draw:shadow="hidden" draw:shadow-offset-x="0cm" draw:shadow-offset-y="0cm" draw:shadow-color="#729fcf"/>
    </style:style>
    <style:style style:name="gr15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5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483cm" fo:padding-top="0.151cm" fo:padding-bottom="0.151cm" fo:padding-left="0.276cm" fo:padding-right="0.276cm" fo:wrap-option="wrap" draw:shadow="hidden" draw:shadow-offset-x="0cm" draw:shadow-offset-y="0cm" draw:shadow-color="#729fcf"/>
    </style:style>
    <style:style style:name="gr16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6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483cm" fo:padding-top="0.151cm" fo:padding-bottom="0.151cm" fo:padding-left="0.276cm" fo:padding-right="0.276cm" fo:wrap-option="wrap" draw:shadow="hidden" draw:shadow-offset-x="0cm" draw:shadow-offset-y="0cm" draw:shadow-color="#729fcf"/>
    </style:style>
    <style:style style:name="gr16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7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483cm" fo:padding-top="0.151cm" fo:padding-bottom="0.151cm" fo:padding-left="0.276cm" fo:padding-right="0.276cm" fo:wrap-option="wrap" draw:shadow="hidden" draw:shadow-offset-x="0cm" draw:shadow-offset-y="0cm" draw:shadow-color="#729fcf"/>
    </style:style>
    <style:style style:name="gr174" style:family="graphic" style:parent-style-name="standard">
      <style:graphic-properties draw:textarea-horizontal-align="justify" draw:textarea-vertical-align="middle" draw:auto-grow-height="false" fo:min-height="1.339cm" fo:min-width="4.264cm" fo:wrap-option="wrap"/>
      <style:paragraph-properties style:writing-mode="lr-tb"/>
    </style:style>
    <style:style style:name="gr175" style:family="graphic" style:parent-style-name="objectwithoutfill">
      <style:graphic-properties draw:marker-end="Arrowheads_20_11" draw:marker-end-width="0.3cm" draw:fill="none" draw:textarea-vertical-align="middle"/>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3"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4"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21" style:family="paragraph">
      <loext:graphic-properties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fo:color="#ffffff" loext:opacity="100%" style:text-outline="false" style:text-line-through-style="none" style:text-line-through-type="none" style:text-position="0% 100%" style:font-name="Arial Narrow1"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3pt" style:language-asian="zh" style:country-asian="CN" style:font-style-asian="italic" style:font-weight-asian="bold" style:font-name-complex="Lohit Hindi" style:font-size-complex="13pt" style:language-complex="hi" style:country-complex="IN" style:font-style-complex="italic" style:font-weight-complex="bold" style:text-emphasize="none" style:text-scale="100%" style:font-relief="none" style:text-overline-style="none" style:text-overline-color="font-color" fo:hyphenate="false"/>
    </style:style>
    <style:style style:name="P22" style:family="paragraph">
      <loext:graphic-properties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fo:color="#ffffff" loext:opacity="100%" style:text-outline="false" style:text-line-through-style="none" style:text-line-through-type="none" style:text-position="0% 100%" style:font-name="Arial Narrow1"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none"/>
      <style:paragraph-properties fo:text-align="center"/>
    </style:style>
    <style:style style:name="P24"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729fcf"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6" style:family="paragraph">
      <style:paragraph-properties fo:text-align="center"/>
    </style:style>
    <style:style style:name="T1" style:family="text">
      <style:text-properties fo:font-variant="normal" fo:text-transform="none" fo:color="#ffffff" loext:opacity="100%"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2" style:family="text">
      <style:text-properties fo:font-variant="normal" fo:text-transform="none" fo:color="#ffffff" loext:opacity="100%" style:text-outline="false" style:text-line-through-style="none" style:text-line-through-type="none" style:text-position="0% 100%" style:font-name="Arial Narrow1"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3pt" style:language-asian="zh" style:country-asian="CN" style:font-style-asian="italic" style:font-weight-asian="bold" style:font-name-complex="Lohit Hindi" style:font-size-complex="13pt" style:language-complex="hi" style:country-complex="IN" style:font-style-complex="italic" style:font-weight-complex="bold"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 draw:id="id1">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 draw:text-style-name="P1" draw:layer="layout" svg:width="2.477cm" svg:height="1.529cm" svg:x="23.767cm" svg:y="5.767cm" svg:viewBox="0 0 2478 1530" svg:d="M0 1530c701 0 1801-483 2275-801 474-319 0-729-239-729z">
            <text:p/>
          </draw:path>
          <draw:g>
            <draw:polygon draw:style-name="gr2" draw:text-style-name="P2" draw:layer="layout" svg:width="1.436cm" svg:height="3.788cm" svg:x="22.33cm" svg:y="3.509cm" svg:viewBox="0 0 1437 3789" draw:points="0,2914 0,0 1437,874 1437,3789">
              <text:p/>
            </draw:polygon>
            <draw:polygon draw:style-name="gr3" draw:text-style-name="P3" draw:layer="layout" svg:width="2.035cm" svg:height="4.152cm" svg:x="23.767cm" svg:y="3.144cm" svg:viewBox="0 0 2036 4153" draw:points="0,4153 0,1239 2036,0 2036,2914">
              <text:p/>
            </draw:polygon>
            <draw:polygon draw:style-name="gr4" draw:text-style-name="P4" draw:layer="layout" svg:width="3.472cm" svg:height="2.112cm" svg:x="22.33cm" svg:y="2.27cm" svg:viewBox="0 0 3473 2113" draw:points="1437,2113 0,1239 2036,0 3473,874">
              <text:p/>
            </draw:polygon>
            <draw:polygon draw:style-name="gr5" draw:text-style-name="P5" draw:layer="layout" svg:width="3.472cm" svg:height="5.026cm" svg:x="22.33cm" svg:y="2.27cm" svg:viewBox="0 0 3473 5027" draw:points="0,4153 0,1239 2036,0 3473,874 3473,3789 1437,5027">
              <text:p/>
            </draw:polygon>
            <draw:line draw:style-name="gr6" draw:text-style-name="P6" draw:layer="layout" svg:x1="23.527cm" svg:y1="6.569cm" svg:x2="22.569cm" svg:y2="5.986cm">
              <text:p/>
            </draw:line>
            <draw:line draw:style-name="gr7" draw:text-style-name="P6" draw:layer="layout" svg:x1="23.527cm" svg:y1="6.86cm" svg:x2="22.569cm" svg:y2="6.277cm">
              <text:p/>
            </draw:line>
            <draw:line draw:style-name="gr8" draw:text-style-name="P6" draw:layer="layout" svg:x1="23.527cm" svg:y1="6.714cm" svg:x2="22.569cm" svg:y2="6.131cm">
              <text:p/>
            </draw:line>
            <draw:polyline draw:style-name="gr9" draw:text-style-name="P6" draw:layer="layout" svg:width="1.196cm" svg:height="0.873cm" svg:x="22.45cm" svg:y="3.946cm" svg:viewBox="0 0 1197 874" draw:points="1197,874 0,146 0,0">
              <text:p/>
            </draw:polyline>
            <draw:polyline draw:style-name="gr10" draw:text-style-name="P6" draw:layer="layout" svg:width="1.175cm" svg:height="0.876cm" svg:x="22.47cm" svg:y="3.943cm" svg:viewBox="0 0 1176 877" draw:points="1176,877 1176,732 0,0">
              <text:p/>
            </draw:polyline>
            <draw:polygon draw:style-name="gr11" draw:text-style-name="P7" draw:layer="layout" svg:width="0.139cm" svg:height="0.256cm" svg:x="22.893cm" svg:y="5.4cm" svg:viewBox="0 0 140 257" draw:points="0,172 0,0 140,85 140,257">
              <text:p/>
            </draw:polygon>
            <draw:line draw:style-name="gr12" draw:text-style-name="P6" draw:layer="layout" svg:x1="23.527cm" svg:y1="6.423cm" svg:x2="22.569cm" svg:y2="5.84cm">
              <text:p/>
            </draw:line>
          </draw:g>
        </draw:g>
        <draw:g>
          <draw:path draw:style-name="gr13" draw:text-style-name="P1" draw:layer="layout" svg:width="1.077cm" svg:height="1.019cm" svg:x="17.489cm" svg:y="5.452cm" svg:viewBox="0 0 1078 1020" svg:d="M0 1020c469 0 1078-291 1078-583 0-291-18-437-360-437 0 312-718 603-718 1020z">
            <text:p/>
          </draw:path>
          <draw:path draw:style-name="gr14" draw:text-style-name="P8" draw:layer="layout" svg:width="2.634cm" svg:height="1.749cm" svg:x="15.573cm" svg:y="4.796cm" svg:viewBox="0 0 2635 1750" svg:d="M2635 0c0 0 0 1167-1 874 2 511-568 876-1315 876s-1318-365-1319-876c1 1 0-364 0-874 0 510 599 874 1318 874s1317-364 1317-874z">
            <text:p/>
          </draw:path>
          <draw:path draw:style-name="gr15" draw:text-style-name="P9" draw:layer="layout" svg:width="2.633cm" svg:height="1.747cm" svg:x="15.572cm" svg:y="3.922cm" svg:viewBox="0 0 2634 1748" svg:d="M1317 0c747 0 1317 378 1317 873 0 496-570 875-1317 875s-1317-379-1317-875c0-495 570-873 1317-873z">
            <text:p/>
          </draw:path>
          <draw:polygon draw:style-name="gr16" draw:text-style-name="P10" draw:layer="layout" svg:width="0.718cm" svg:height="0.436cm" svg:x="17.01cm" svg:y="4.869cm" svg:viewBox="0 0 719 437" draw:points="360,0 240,73 719,364 599,437 120,146 0,219 0,0">
            <text:p/>
          </draw:polygon>
          <draw:polygon draw:style-name="gr17" draw:text-style-name="P10" draw:layer="layout" svg:width="0.717cm" svg:height="0.436cm" svg:x="16.051cm" svg:y="4.286cm" svg:viewBox="0 0 718 437" draw:points="599,291 718,219 718,437 359,437 478,364 0,73 120,0">
            <text:p/>
          </draw:polygon>
          <draw:polygon draw:style-name="gr18" draw:text-style-name="P10" draw:layer="layout" svg:width="0.718cm" svg:height="0.436cm" svg:x="16.051cm" svg:y="4.869cm" svg:viewBox="0 0 719 437" draw:points="120,291 600,0 719,73 239,364 359,437 0,437 0,219">
            <text:p/>
          </draw:polygon>
          <draw:polygon draw:style-name="gr19" draw:text-style-name="P10" draw:layer="layout" svg:width="0.717cm" svg:height="0.436cm" svg:x="17.01cm" svg:y="4.286cm" svg:viewBox="0 0 718 437" draw:points="478,73 359,0 718,0 718,219 599,146 120,437 0,364">
            <text:p/>
          </draw:polygon>
          <draw:path draw:style-name="gr20" draw:text-style-name="P11" draw:layer="layout" svg:width="2.635cm" svg:height="2.622cm" svg:x="15.572cm" svg:y="3.922cm" svg:viewBox="0 0 2636 2623" svg:d="M1317 0c747 0 1319 379 1319 874l-1 875c0 510-599 874-1317 874s-1318-364-1318-874c0 0 1-875 0-876 0-495 570-873 1317-873z">
            <text:p/>
          </draw:path>
        </draw:g>
        <draw:custom-shape draw:style-name="gr21" draw:text-style-name="P13" draw:layer="layout" svg:width="5.398cm" svg:height="2.465cm" svg:x="1.317cm" svg:y="8.218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2"><text:span text:style-name="T1">&lt;Internet&g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22" draw:text-style-name="P14" draw:layer="layout" svg:width="0.434cm" svg:height="0.529cm" svg:x="26.6cm" svg:y="12.993cm" svg:viewBox="0 0 435 530" draw:points="435,317 348,0 0,211 87,530">
              <text:p/>
            </draw:polygon>
            <draw:polygon draw:style-name="gr23" draw:text-style-name="P4" draw:layer="layout" svg:width="0.955cm" svg:height="0.581cm" svg:x="25.992cm" svg:y="12.622cm" svg:viewBox="0 0 956 582" draw:points="956,371 782,211 522,53 348,0 0,211 174,264 435,424 608,582">
              <text:p/>
            </draw:polygon>
            <draw:path draw:style-name="gr24" draw:text-style-name="P2" draw:layer="layout" svg:width="0.781cm" svg:height="0.687cm" svg:x="25.905cm" svg:y="12.833cm" svg:viewBox="0 0 782 688" svg:d="M0 211c0-317 174-211 348-105 174 105 347 105 434 582 0 0-347-211-782-477z">
              <text:p/>
            </draw:path>
            <draw:path draw:style-name="gr25" draw:text-style-name="P5" draw:layer="layout" svg:width="1.129cm" svg:height="0.899cm" svg:x="25.905cm" svg:y="12.622cm" svg:viewBox="0 0 1130 900" svg:d="M435 0c173 53 173 53 347 159 87 52 261 105 348 529-174 106-174 106-348 212-99-49-608-370-782-476 0-265 174-265 435-424z">
              <text:p/>
            </draw:path>
          </draw:g>
          <draw:g>
            <draw:path draw:style-name="gr26" draw:text-style-name="P1" draw:layer="layout" svg:width="1.004cm" svg:height="0.655cm" svg:x="23.163cm" svg:y="13.351cm" svg:viewBox="0 0 1005 656" svg:d="M0 656c238 0 839-292 958-365 120-72-1-291-239-291 0 159-719 656-719 656z">
              <text:p/>
            </draw:path>
            <draw:g>
              <draw:polygon draw:style-name="gr27" draw:text-style-name="P14" draw:layer="layout" svg:width="0.868cm" svg:height="0.74cm" svg:x="23.016cm" svg:y="13.338cm" svg:viewBox="0 0 869 741" draw:points="869,211 869,0 0,530 0,741">
                <text:p/>
              </draw:polygon>
              <draw:polygon draw:style-name="gr28" draw:text-style-name="P14" draw:layer="layout" svg:width="0.868cm" svg:height="0.899cm" svg:x="22.32cm" svg:y="12.544cm" svg:viewBox="0 0 869 900" draw:points="869,371 869,0 0,530 0,900">
                <text:p/>
              </draw:polygon>
              <draw:polygon draw:style-name="gr29" draw:text-style-name="P4" draw:layer="layout" svg:width="1.564cm" svg:height="0.951cm" svg:x="22.32cm" svg:y="12.914cm" svg:viewBox="0 0 1565 952" draw:points="1565,424 869,0 0,530 695,952">
                <text:p/>
              </draw:polygon>
              <draw:polygon draw:style-name="gr30" draw:text-style-name="P2" draw:layer="layout" svg:width="0.868cm" svg:height="0.899cm" svg:x="22.146cm" svg:y="13.179cm" svg:viewBox="0 0 869 900" draw:points="869,900 869,688 174,264 174,0 0,106 0,371">
                <text:p/>
              </draw:polygon>
              <draw:polygon draw:style-name="gr31" draw:text-style-name="P14" draw:layer="layout" svg:width="2.78cm" svg:height="4.022cm" svg:x="22.059cm" svg:y="9.315cm" svg:viewBox="0 0 2781 4023" draw:points="2781,2329 2781,0 0,1693 0,4023">
                <text:p/>
              </draw:polygon>
              <draw:polygon draw:style-name="gr32" draw:text-style-name="P15" draw:layer="layout" svg:width="2.606cm" svg:height="3.704cm" svg:x="22.146cm" svg:y="9.473cm" svg:viewBox="0 0 2607 3705" draw:points="2607,2117 2607,0 0,1588 0,3705">
                <text:p/>
              </draw:polygon>
              <draw:polygon draw:style-name="gr33" draw:text-style-name="P4" draw:layer="layout" svg:width="2.954cm" svg:height="1.799cm" svg:x="21.885cm" svg:y="9.209cm" svg:viewBox="0 0 2955 1800" draw:points="174,1800 2955,106 2781,0 0,1693">
                <text:p/>
              </draw:polygon>
              <draw:polygon draw:style-name="gr34" draw:text-style-name="P2" draw:layer="layout" svg:width="0.173cm" svg:height="2.433cm" svg:x="21.885cm" svg:y="10.903cm" svg:viewBox="0 0 174 2434" draw:points="174,2434 174,106 0,0 0,2329">
                <text:p/>
              </draw:polygon>
              <draw:polygon draw:style-name="gr35" draw:text-style-name="P5" draw:layer="layout" svg:width="2.954cm" svg:height="4.869cm" svg:x="21.885cm" svg:y="9.209cm" svg:viewBox="0 0 2955 4870" draw:points="2781,0 0,1693 0,4023 174,4129 261,4076 261,4340 1129,4870 1998,4340 1998,4129 1303,3705 1303,3441 2955,2434 2955,106">
                <text:p/>
              </draw:polygon>
            </draw:g>
          </draw:g>
          <draw:g>
            <draw:path draw:style-name="gr36" draw:text-style-name="P1" draw:layer="layout" svg:width="0.739cm" svg:height="0.509cm" svg:x="25.57cm" svg:y="13.741cm" svg:viewBox="0 0 740 510" svg:d="M0 510c0 0 479-146 599-219 129-79 239-291 0-291 0 159-599 510-599 510z">
              <text:p/>
            </draw:path>
            <draw:g>
              <draw:polygon draw:style-name="gr37" draw:text-style-name="P4" draw:layer="layout" svg:width="3.736cm" svg:height="2.275cm" svg:x="22.432cm" svg:y="13.075cm" svg:viewBox="0 0 3737 2276" draw:points="956,2276 3737,582 2781,0 0,1693">
                <text:p/>
              </draw:polygon>
              <draw:polygon draw:style-name="gr38" draw:text-style-name="P2" draw:layer="layout" svg:width="0.955cm" svg:height="0.793cm" svg:x="22.432cm" svg:y="14.768cm" svg:viewBox="0 0 956 794" draw:points="956,794 956,582 0,0 0,211">
                <text:p/>
              </draw:polygon>
              <draw:polygon draw:style-name="gr39" draw:text-style-name="P14" draw:layer="layout" svg:width="2.78cm" svg:height="1.905cm" svg:x="23.388cm" svg:y="13.657cm" svg:viewBox="0 0 2781 1906" draw:points="2781,211 2781,0 0,1693 0,1906">
                <text:p/>
              </draw:polygon>
              <draw:polygon draw:style-name="gr40" draw:text-style-name="P5" draw:layer="layout" svg:width="3.736cm" svg:height="2.487cm" svg:x="22.432cm" svg:y="13.075cm" svg:viewBox="0 0 3737 2488" draw:points="2781,0 0,1693 0,1906 956,2488 3737,794 3737,582">
                <text:p/>
              </draw:polygon>
              <draw:g>
                <draw:polygon draw:style-name="gr41" draw:text-style-name="P16" draw:layer="layout" svg:width="1.216cm" svg:height="0.74cm" svg:x="24.731cm" svg:y="13.218cm" svg:viewBox="0 0 1217 741" draw:points="1217,424 522,0 0,317 695,741">
                  <text:p/>
                </draw:polygon>
                <draw:line draw:style-name="gr42" draw:text-style-name="P6" draw:layer="layout" svg:x1="25.774cm" svg:y1="13.749cm" svg:x2="25.079cm" svg:y2="13.325cm">
                  <text:p/>
                </draw:line>
                <draw:line draw:style-name="gr43" draw:text-style-name="P6" draw:layer="layout" svg:x1="25.6cm" svg:y1="13.854cm" svg:x2="24.905cm" svg:y2="13.43cm">
                  <text:p/>
                </draw:line>
                <draw:line draw:style-name="gr44" draw:text-style-name="P6" draw:layer="layout" svg:x1="25.427cm" svg:y1="13.325cm" svg:x2="24.905cm" svg:y2="13.642cm">
                  <text:p/>
                </draw:line>
                <draw:line draw:style-name="gr45" draw:text-style-name="P6" draw:layer="layout" svg:x1="25.601cm" svg:y1="13.43cm" svg:x2="25.079cm" svg:y2="13.747cm">
                  <text:p/>
                </draw:line>
                <draw:line draw:style-name="gr46" draw:text-style-name="P6" draw:layer="layout" svg:x1="25.775cm" svg:y1="13.536cm" svg:x2="25.427cm" svg:y2="13.747cm">
                  <text:p/>
                </draw:line>
              </draw:g>
              <draw:g>
                <draw:polygon draw:style-name="gr47" draw:text-style-name="P16" draw:layer="layout" svg:width="2.519cm" svg:height="1.534cm" svg:x="22.695cm" svg:y="13.663cm" svg:viewBox="0 0 2520 1535" draw:points="2520,424 1825,0 0,1112 694,1535">
                  <text:p/>
                </draw:polygon>
                <draw:line draw:style-name="gr48" draw:text-style-name="P6" draw:layer="layout" svg:x1="25.041cm" svg:y1="13.98cm" svg:x2="23.216cm" svg:y2="15.092cm">
                  <text:p/>
                </draw:line>
                <draw:line draw:style-name="gr49" draw:text-style-name="P6" draw:layer="layout" svg:x1="24.867cm" svg:y1="13.875cm" svg:x2="23.042cm" svg:y2="14.987cm">
                  <text:p/>
                </draw:line>
                <draw:line draw:style-name="gr50" draw:text-style-name="P6" draw:layer="layout" svg:x1="24.693cm" svg:y1="13.769cm" svg:x2="22.868cm" svg:y2="14.881cm">
                  <text:p/>
                </draw:line>
                <draw:line draw:style-name="gr51" draw:text-style-name="P6" draw:layer="layout" svg:x1="23.043cm" svg:y1="14.775cm" svg:x2="22.869cm" svg:y2="14.669cm">
                  <text:p/>
                </draw:line>
                <draw:line draw:style-name="gr52" draw:text-style-name="P6" draw:layer="layout" svg:x1="23.217cm" svg:y1="14.669cm" svg:x2="23.043cm" svg:y2="14.563cm">
                  <text:p/>
                </draw:line>
                <draw:line draw:style-name="gr53" draw:text-style-name="P6" draw:layer="layout" svg:x1="23.391cm" svg:y1="14.563cm" svg:x2="23.217cm" svg:y2="14.457cm">
                  <text:p/>
                </draw:line>
                <draw:line draw:style-name="gr54" draw:text-style-name="P6" draw:layer="layout" svg:x1="23.304cm" svg:y1="14.827cm" svg:x2="23.13cm" svg:y2="14.721cm">
                  <text:p/>
                </draw:line>
                <draw:line draw:style-name="gr55" draw:text-style-name="P6" draw:layer="layout" svg:x1="23.477cm" svg:y1="14.722cm" svg:x2="23.303cm" svg:y2="14.616cm">
                  <text:p/>
                </draw:line>
                <draw:line draw:style-name="gr56" draw:text-style-name="P6" draw:layer="layout" svg:x1="23.651cm" svg:y1="14.616cm" svg:x2="23.477cm" svg:y2="14.51cm">
                  <text:p/>
                </draw:line>
                <draw:line draw:style-name="gr57" draw:text-style-name="P6" draw:layer="layout" svg:x1="23.564cm" svg:y1="14.457cm" svg:x2="23.39cm" svg:y2="14.351cm">
                  <text:p/>
                </draw:line>
                <draw:line draw:style-name="gr58" draw:text-style-name="P6" draw:layer="layout" svg:x1="23.825cm" svg:y1="14.51cm" svg:x2="23.651cm" svg:y2="14.404cm">
                  <text:p/>
                </draw:line>
                <draw:line draw:style-name="gr59" draw:text-style-name="P6" draw:layer="layout" svg:x1="23.738cm" svg:y1="14.352cm" svg:x2="23.564cm" svg:y2="14.246cm">
                  <text:p/>
                </draw:line>
                <draw:line draw:style-name="gr60" draw:text-style-name="P6" draw:layer="layout" svg:x1="23.912cm" svg:y1="14.245cm" svg:x2="23.738cm" svg:y2="14.139cm">
                  <text:p/>
                </draw:line>
                <draw:line draw:style-name="gr61" draw:text-style-name="P6" draw:layer="layout" svg:x1="24.086cm" svg:y1="14.139cm" svg:x2="23.912cm" svg:y2="14.033cm">
                  <text:p/>
                </draw:line>
                <draw:line draw:style-name="gr62" draw:text-style-name="P6" draw:layer="layout" svg:x1="23.999cm" svg:y1="14.405cm" svg:x2="23.825cm" svg:y2="14.299cm">
                  <text:p/>
                </draw:line>
                <draw:line draw:style-name="gr63" draw:text-style-name="P6" draw:layer="layout" svg:x1="24.172cm" svg:y1="14.299cm" svg:x2="23.998cm" svg:y2="14.193cm">
                  <text:p/>
                </draw:line>
                <draw:line draw:style-name="gr64" draw:text-style-name="P6" draw:layer="layout" svg:x1="24.346cm" svg:y1="14.192cm" svg:x2="24.172cm" svg:y2="14.086cm">
                  <text:p/>
                </draw:line>
                <draw:line draw:style-name="gr65" draw:text-style-name="P6" draw:layer="layout" svg:x1="24.259cm" svg:y1="14.034cm" svg:x2="24.085cm" svg:y2="13.928cm">
                  <text:p/>
                </draw:line>
                <draw:line draw:style-name="gr66" draw:text-style-name="P6" draw:layer="layout" svg:x1="24.52cm" svg:y1="14.086cm" svg:x2="24.346cm" svg:y2="13.98cm">
                  <text:p/>
                </draw:line>
                <draw:line draw:style-name="gr67" draw:text-style-name="P6" draw:layer="layout" svg:x1="24.433cm" svg:y1="13.928cm" svg:x2="24.259cm" svg:y2="13.822cm">
                  <text:p/>
                </draw:line>
                <draw:line draw:style-name="gr68" draw:text-style-name="P6" draw:layer="layout" svg:x1="24.607cm" svg:y1="13.822cm" svg:x2="24.433cm" svg:y2="13.716cm">
                  <text:p/>
                </draw:line>
                <draw:line draw:style-name="gr69" draw:text-style-name="P6" draw:layer="layout" svg:x1="24.694cm" svg:y1="13.981cm" svg:x2="24.52cm" svg:y2="13.875cm">
                  <text:p/>
                </draw:line>
                <draw:line draw:style-name="gr70" draw:text-style-name="P6" draw:layer="layout" svg:x1="23.564cm" svg:y1="14.88cm" svg:x2="23.39cm" svg:y2="14.774cm">
                  <text:p/>
                </draw:line>
                <draw:line draw:style-name="gr71" draw:text-style-name="P6" draw:layer="layout" svg:x1="23.738cm" svg:y1="14.775cm" svg:x2="23.564cm" svg:y2="14.669cm">
                  <text:p/>
                </draw:line>
                <draw:line draw:style-name="gr72" draw:text-style-name="P6" draw:layer="layout" svg:x1="23.912cm" svg:y1="14.669cm" svg:x2="23.738cm" svg:y2="14.563cm">
                  <text:p/>
                </draw:line>
                <draw:line draw:style-name="gr73" draw:text-style-name="P6" draw:layer="layout" svg:x1="23.999cm" svg:y1="14.827cm" svg:x2="23.825cm" svg:y2="14.721cm">
                  <text:p/>
                </draw:line>
                <draw:line draw:style-name="gr74" draw:text-style-name="P6" draw:layer="layout" svg:x1="24.172cm" svg:y1="14.722cm" svg:x2="23.998cm" svg:y2="14.616cm">
                  <text:p/>
                </draw:line>
                <draw:line draw:style-name="gr75" draw:text-style-name="P6" draw:layer="layout" svg:x1="24.086cm" svg:y1="14.563cm" svg:x2="23.912cm" svg:y2="14.457cm">
                  <text:p/>
                </draw:line>
                <draw:line draw:style-name="gr76" draw:text-style-name="P6" draw:layer="layout" svg:x1="24.259cm" svg:y1="14.457cm" svg:x2="24.085cm" svg:y2="14.351cm">
                  <text:p/>
                </draw:line>
                <draw:line draw:style-name="gr77" draw:text-style-name="P6" draw:layer="layout" svg:x1="24.433cm" svg:y1="14.352cm" svg:x2="24.259cm" svg:y2="14.246cm">
                  <text:p/>
                </draw:line>
                <draw:line draw:style-name="gr78" draw:text-style-name="P6" draw:layer="layout" svg:x1="24.607cm" svg:y1="14.245cm" svg:x2="24.433cm" svg:y2="14.139cm">
                  <text:p/>
                </draw:line>
                <draw:line draw:style-name="gr79" draw:text-style-name="P6" draw:layer="layout" svg:x1="24.868cm" svg:y1="14.299cm" svg:x2="24.694cm" svg:y2="14.193cm">
                  <text:p/>
                </draw:line>
                <draw:line draw:style-name="gr80" draw:text-style-name="P6" draw:layer="layout" svg:x1="24.781cm" svg:y1="14.139cm" svg:x2="24.607cm" svg:y2="14.033cm">
                  <text:p/>
                </draw:line>
                <draw:line draw:style-name="gr81" draw:text-style-name="P6" draw:layer="layout" svg:x1="25.042cm" svg:y1="14.192cm" svg:x2="24.868cm" svg:y2="14.086cm">
                  <text:p/>
                </draw:line>
                <draw:line draw:style-name="gr82" draw:text-style-name="P6" draw:layer="layout" svg:x1="23.651cm" svg:y1="15.04cm" svg:x2="23.477cm" svg:y2="14.934cm">
                  <text:p/>
                </draw:line>
                <draw:line draw:style-name="gr83" draw:text-style-name="P6" draw:layer="layout" svg:x1="23.825cm" svg:y1="14.933cm" svg:x2="23.651cm" svg:y2="14.827cm">
                  <text:p/>
                </draw:line>
              </draw:g>
            </draw:g>
          </draw:g>
        </draw:g>
        <draw:g xml:id="id6" draw:id="id6">
          <draw:glue-point draw:id="4" svg:x="1.963cm" svg:y="1.206cm"/>
          <draw:glue-point draw:id="5" svg:x="-4.998cm" svg:y="-0.517cm"/>
          <draw:glue-point draw:id="6" svg:x="-1.02cm" svg:y="-4.137cm"/>
          <draw:glue-point draw:id="7" svg:x="-2.014cm" svg:y="3.965cm"/>
          <draw:glue-point draw:id="8" svg:x="-4.004cm" svg:y="-5cm"/>
          <draw:path draw:style-name="gr84" draw:text-style-name="P1" draw:layer="layout" svg:width="0.401cm" svg:height="0.392cm" svg:x="5.306cm" svg:y="15.756cm" svg:viewBox="0 0 402 393" svg:d="M27 393c253 0 375-112 375-224 0-113-92-169-277-169 0 169-194-169-98 393z">
            <text:p/>
          </draw:path>
          <draw:g>
            <draw:polygon draw:style-name="gr85" draw:text-style-name="P2" draw:layer="layout" svg:width="1.107cm" svg:height="3.149cm" svg:x="4.22cm" svg:y="13cm" svg:viewBox="0 0 1108 3150" draw:points="0,2475 0,0 1108,674 1108,3150">
              <text:p/>
            </draw:polygon>
            <draw:polygon draw:style-name="gr86" draw:text-style-name="P15" draw:layer="layout" svg:width="0.923cm" svg:height="2.811cm" svg:x="4.312cm" svg:y="13.168cm" svg:viewBox="0 0 924 2812" draw:points="0,2249 0,0 924,562 924,2812">
              <text:p/>
            </draw:polygon>
            <draw:polygon draw:style-name="gr87" draw:text-style-name="P4" draw:layer="layout" svg:width="1.21cm" svg:height="0.73cm" svg:x="4.22cm" svg:y="12.944cm" svg:viewBox="0 0 1211 731" draw:points="1108,731 0,56 103,0 1211,674">
              <text:p/>
            </draw:polygon>
            <draw:polygon draw:style-name="gr88" draw:text-style-name="P14" draw:layer="layout" svg:width="0.102cm" svg:height="2.53cm" svg:x="5.329cm" svg:y="13.618cm" svg:viewBox="0 0 103 2531" draw:points="0,2531 0,56 103,0 103,2475">
              <text:p/>
            </draw:polygon>
            <draw:polygon draw:style-name="gr89" draw:text-style-name="P5" draw:layer="layout" svg:width="1.21cm" svg:height="3.205cm" svg:x="4.22cm" svg:y="12.944cm" svg:viewBox="0 0 1211 3206" draw:points="103,0 1211,674 1211,3150 1108,3206 0,2531 0,56">
              <text:p/>
            </draw:polygon>
          </draw:g>
        </draw:g>
        <draw:g xml:id="id3" draw:id="id3">
          <draw:glue-point draw:id="4" svg:x="1.963cm" svg:y="1.206cm"/>
          <draw:glue-point draw:id="5" svg:x="-4.998cm" svg:y="-0.517cm"/>
          <draw:glue-point draw:id="6" svg:x="-1.02cm" svg:y="-4.137cm"/>
          <draw:glue-point draw:id="7" svg:x="-2.014cm" svg:y="3.965cm"/>
          <draw:glue-point draw:id="8" svg:x="-4.004cm" svg:y="-5cm"/>
          <draw:path draw:style-name="gr90" draw:text-style-name="P1" draw:layer="layout" svg:width="0.401cm" svg:height="0.392cm" svg:x="13.146cm" svg:y="16.648cm" svg:viewBox="0 0 402 393" svg:d="M27 393c253 0 375-112 375-224 0-113-92-169-277-169 0 169-194-169-98 393z">
            <text:p/>
          </draw:path>
          <draw:g>
            <draw:polygon draw:style-name="gr91" draw:text-style-name="P2" draw:layer="layout" svg:width="1.107cm" svg:height="3.149cm" svg:x="12.061cm" svg:y="13.892cm" svg:viewBox="0 0 1108 3150" draw:points="0,2475 0,0 1108,674 1108,3150">
              <text:p/>
            </draw:polygon>
            <draw:polygon draw:style-name="gr92" draw:text-style-name="P15" draw:layer="layout" svg:width="0.923cm" svg:height="2.811cm" svg:x="12.152cm" svg:y="14.06cm" svg:viewBox="0 0 924 2812" draw:points="0,2249 0,0 924,562 924,2812">
              <text:p/>
            </draw:polygon>
            <draw:polygon draw:style-name="gr93" draw:text-style-name="P4" draw:layer="layout" svg:width="1.21cm" svg:height="0.73cm" svg:x="12.061cm" svg:y="13.836cm" svg:viewBox="0 0 1211 731" draw:points="1108,731 0,56 103,0 1211,674">
              <text:p/>
            </draw:polygon>
            <draw:polygon draw:style-name="gr94" draw:text-style-name="P14" draw:layer="layout" svg:width="0.102cm" svg:height="2.53cm" svg:x="13.169cm" svg:y="14.51cm" svg:viewBox="0 0 103 2531" draw:points="0,2531 0,56 103,0 103,2475">
              <text:p/>
            </draw:polygon>
            <draw:polygon draw:style-name="gr95" draw:text-style-name="P5" draw:layer="layout" svg:width="1.21cm" svg:height="3.205cm" svg:x="12.061cm" svg:y="13.836cm" svg:viewBox="0 0 1211 3206" draw:points="103,0 1211,674 1211,3150 1108,3206 0,2531 0,56">
              <text:p/>
            </draw:polygon>
          </draw:g>
        </draw:g>
        <draw:g xml:id="id2" draw:id="id2">
          <draw:glue-point draw:id="4" svg:x="1.963cm" svg:y="1.206cm"/>
          <draw:glue-point draw:id="5" svg:x="-4.998cm" svg:y="-0.517cm"/>
          <draw:glue-point draw:id="6" svg:x="-1.02cm" svg:y="-4.137cm"/>
          <draw:glue-point draw:id="7" svg:x="-2.014cm" svg:y="3.965cm"/>
          <draw:glue-point draw:id="8" svg:x="-4.004cm" svg:y="-5cm"/>
          <draw:path draw:style-name="gr96" draw:text-style-name="P1" draw:layer="layout" svg:width="0.401cm" svg:height="0.392cm" svg:x="13.066cm" svg:y="12.781cm" svg:viewBox="0 0 402 393" svg:d="M27 393c253 0 375-112 375-224 0-113-92-169-277-169 0 169-194-169-98 393z">
            <text:p/>
          </draw:path>
          <draw:g>
            <draw:polygon draw:style-name="gr97" draw:text-style-name="P2" draw:layer="layout" svg:width="1.107cm" svg:height="3.149cm" svg:x="11.981cm" svg:y="10.025cm" svg:viewBox="0 0 1108 3150" draw:points="0,2475 0,0 1108,674 1108,3150">
              <text:p/>
            </draw:polygon>
            <draw:polygon draw:style-name="gr98" draw:text-style-name="P15" draw:layer="layout" svg:width="0.923cm" svg:height="2.811cm" svg:x="12.072cm" svg:y="10.194cm" svg:viewBox="0 0 924 2812" draw:points="0,2249 0,0 924,562 924,2812">
              <text:p/>
            </draw:polygon>
            <draw:polygon draw:style-name="gr99" draw:text-style-name="P4" draw:layer="layout" svg:width="1.21cm" svg:height="0.73cm" svg:x="11.981cm" svg:y="9.969cm" svg:viewBox="0 0 1211 731" draw:points="1108,731 0,56 103,0 1211,674">
              <text:p/>
            </draw:polygon>
            <draw:polygon draw:style-name="gr100" draw:text-style-name="P14" draw:layer="layout" svg:width="0.102cm" svg:height="2.53cm" svg:x="13.089cm" svg:y="10.643cm" svg:viewBox="0 0 103 2531" draw:points="0,2531 0,56 103,0 103,2475">
              <text:p/>
            </draw:polygon>
            <draw:polygon draw:style-name="gr101" draw:text-style-name="P5" draw:layer="layout" svg:width="1.21cm" svg:height="3.205cm" svg:x="11.981cm" svg:y="9.969cm" svg:viewBox="0 0 1211 3206" draw:points="103,0 1211,674 1211,3150 1108,3206 0,2531 0,56">
              <text:p/>
            </draw:polygon>
          </draw:g>
        </draw:g>
        <draw:g xml:id="id5" draw:id="id5">
          <draw:glue-point draw:id="4" svg:x="1.963cm" svg:y="1.206cm"/>
          <draw:glue-point draw:id="5" svg:x="-4.998cm" svg:y="-0.517cm"/>
          <draw:glue-point draw:id="6" svg:x="-1.02cm" svg:y="-4.137cm"/>
          <draw:glue-point draw:id="7" svg:x="-2.014cm" svg:y="3.965cm"/>
          <draw:glue-point draw:id="8" svg:x="-4.004cm" svg:y="-5cm"/>
          <draw:path draw:style-name="gr102" draw:text-style-name="P1" draw:layer="layout" svg:width="0.401cm" svg:height="0.392cm" svg:x="8.675cm" svg:y="18.069cm" svg:viewBox="0 0 402 393" svg:d="M27 393c253 0 375-112 375-224 0-113-92-169-277-169 0 169-194-169-98 393z">
            <text:p/>
          </draw:path>
          <draw:g>
            <draw:polygon draw:style-name="gr103" draw:text-style-name="P2" draw:layer="layout" svg:width="1.107cm" svg:height="3.149cm" svg:x="7.59cm" svg:y="15.312cm" svg:viewBox="0 0 1108 3150" draw:points="0,2475 0,0 1108,674 1108,3150">
              <text:p/>
            </draw:polygon>
            <draw:polygon draw:style-name="gr104" draw:text-style-name="P15" draw:layer="layout" svg:width="0.923cm" svg:height="2.811cm" svg:x="7.682cm" svg:y="15.481cm" svg:viewBox="0 0 924 2812" draw:points="0,2249 0,0 924,562 924,2812">
              <text:p/>
            </draw:polygon>
            <draw:polygon draw:style-name="gr105" draw:text-style-name="P4" draw:layer="layout" svg:width="1.21cm" svg:height="0.73cm" svg:x="7.59cm" svg:y="15.256cm" svg:viewBox="0 0 1211 731" draw:points="1108,731 0,56 103,0 1211,674">
              <text:p/>
            </draw:polygon>
            <draw:polygon draw:style-name="gr106" draw:text-style-name="P14" draw:layer="layout" svg:width="0.102cm" svg:height="2.53cm" svg:x="8.698cm" svg:y="15.931cm" svg:viewBox="0 0 103 2531" draw:points="0,2531 0,56 103,0 103,2475">
              <text:p/>
            </draw:polygon>
            <draw:polygon draw:style-name="gr107" draw:text-style-name="P5" draw:layer="layout" svg:width="1.21cm" svg:height="3.205cm" svg:x="7.59cm" svg:y="15.256cm" svg:viewBox="0 0 1211 3206" draw:points="103,0 1211,674 1211,3150 1108,3206 0,2531 0,56">
              <text:p/>
            </draw:polygon>
          </draw:g>
        </draw:g>
        <draw:g xml:id="id4" draw:id="id4">
          <draw:glue-point draw:id="4" svg:x="1.963cm" svg:y="1.206cm"/>
          <draw:glue-point draw:id="5" svg:x="-4.998cm" svg:y="-0.517cm"/>
          <draw:glue-point draw:id="6" svg:x="-1.02cm" svg:y="-4.137cm"/>
          <draw:glue-point draw:id="7" svg:x="-2.014cm" svg:y="3.965cm"/>
          <draw:glue-point draw:id="8" svg:x="-4.004cm" svg:y="-5cm"/>
          <draw:path draw:style-name="gr108" draw:text-style-name="P1" draw:layer="layout" svg:width="0.401cm" svg:height="0.392cm" svg:x="9.303cm" svg:y="13.773cm" svg:viewBox="0 0 402 393" svg:d="M27 393c253 0 375-112 375-224 0-113-92-169-277-169 0 169-194-169-98 393z">
            <text:p/>
          </draw:path>
          <draw:g>
            <draw:polygon draw:style-name="gr109" draw:text-style-name="P2" draw:layer="layout" svg:width="1.107cm" svg:height="3.149cm" svg:x="8.217cm" svg:y="11.017cm" svg:viewBox="0 0 1108 3150" draw:points="0,2475 0,0 1108,674 1108,3150">
              <text:p/>
            </draw:polygon>
            <draw:polygon draw:style-name="gr110" draw:text-style-name="P15" draw:layer="layout" svg:width="0.923cm" svg:height="2.811cm" svg:x="8.309cm" svg:y="11.186cm" svg:viewBox="0 0 924 2812" draw:points="0,2249 0,0 924,562 924,2812">
              <text:p/>
            </draw:polygon>
            <draw:polygon draw:style-name="gr111" draw:text-style-name="P4" draw:layer="layout" svg:width="1.21cm" svg:height="0.73cm" svg:x="8.217cm" svg:y="10.961cm" svg:viewBox="0 0 1211 731" draw:points="1108,731 0,56 103,0 1211,674">
              <text:p/>
            </draw:polygon>
            <draw:polygon draw:style-name="gr112" draw:text-style-name="P14" draw:layer="layout" svg:width="0.102cm" svg:height="2.53cm" svg:x="9.325cm" svg:y="11.635cm" svg:viewBox="0 0 103 2531" draw:points="0,2531 0,56 103,0 103,2475">
              <text:p/>
            </draw:polygon>
            <draw:polygon draw:style-name="gr113" draw:text-style-name="P5" draw:layer="layout" svg:width="1.21cm" svg:height="3.205cm" svg:x="8.217cm" svg:y="10.961cm" svg:viewBox="0 0 1211 3206" draw:points="103,0 1211,674 1211,3150 1108,3206 0,2531 0,56">
              <text:p/>
            </draw:polygon>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114" draw:text-style-name="P1" draw:layer="layout" svg:width="1.118cm" svg:height="0.906cm" svg:x="11.489cm" svg:y="7.642cm" svg:viewBox="0 0 1119 907" svg:d="M0 907c279 0 1119-243 1119-483 0-243-406-424-609-424 0 181-510 664-510 907z">
            <text:p/>
          </draw:path>
          <draw:g>
            <draw:polygon draw:style-name="gr115" draw:text-style-name="P17" draw:layer="layout" svg:width="3.051cm" svg:height="4.23cm" svg:x="8.437cm" svg:y="4.317cm" svg:viewBox="0 0 3052 4231" draw:points="0,2418 0,0 3052,1813 3052,4231">
              <text:p/>
            </draw:polygon>
            <draw:line draw:style-name="gr116" draw:text-style-name="P6" draw:layer="layout" svg:x1="8.437cm" svg:y1="6.13cm" svg:x2="11.489cm" svg:y2="7.943cm">
              <text:p/>
            </draw:line>
            <draw:line draw:style-name="gr117" draw:text-style-name="P6" draw:layer="layout" svg:x1="8.437cm" svg:y1="5.527cm" svg:x2="11.489cm" svg:y2="7.34cm">
              <text:p/>
            </draw:line>
            <draw:line draw:style-name="gr118" draw:text-style-name="P6" draw:layer="layout" svg:x1="8.437cm" svg:y1="4.922cm" svg:x2="11.489cm" svg:y2="6.735cm">
              <text:p/>
            </draw:line>
            <draw:line draw:style-name="gr119" draw:text-style-name="P6" draw:layer="layout" svg:x1="9.455cm" svg:y1="6.13cm" svg:x2="9.455cm" svg:y2="6.735cm">
              <text:p/>
            </draw:line>
            <draw:line draw:style-name="gr120" draw:text-style-name="P6" draw:layer="layout" svg:x1="10.471cm" svg:y1="5.527cm" svg:x2="10.471cm" svg:y2="6.132cm">
              <text:p/>
            </draw:line>
            <draw:line draw:style-name="gr121" draw:text-style-name="P6" draw:layer="layout" svg:x1="10.981cm" svg:y1="7.642cm" svg:x2="10.981cm" svg:y2="8.247cm">
              <text:p/>
            </draw:line>
            <draw:line draw:style-name="gr122" draw:text-style-name="P6" draw:layer="layout" svg:x1="9.963cm" svg:y1="7.037cm" svg:x2="9.963cm" svg:y2="7.642cm">
              <text:p/>
            </draw:line>
            <draw:line draw:style-name="gr123" draw:text-style-name="P6" draw:layer="layout" svg:x1="8.947cm" svg:y1="6.433cm" svg:x2="8.947cm" svg:y2="7.038cm">
              <text:p/>
            </draw:line>
            <draw:line draw:style-name="gr124" draw:text-style-name="P6" draw:layer="layout" svg:x1="9.455cm" svg:y1="4.922cm" svg:x2="9.455cm" svg:y2="5.527cm">
              <text:p/>
            </draw:line>
            <draw:line draw:style-name="gr125" draw:text-style-name="P6" draw:layer="layout" svg:x1="9.963cm" svg:y1="5.829cm" svg:x2="9.963cm" svg:y2="6.434cm">
              <text:p/>
            </draw:line>
            <draw:line draw:style-name="gr126" draw:text-style-name="P6" draw:layer="layout" svg:x1="10.471cm" svg:y1="6.735cm" svg:x2="10.471cm" svg:y2="7.34cm">
              <text:p/>
            </draw:line>
            <draw:line draw:style-name="gr127" draw:text-style-name="P6" draw:layer="layout" svg:x1="10.981cm" svg:y1="6.433cm" svg:x2="10.981cm" svg:y2="7.038cm">
              <text:p/>
            </draw:line>
            <draw:line draw:style-name="gr128" draw:text-style-name="P6" draw:layer="layout" svg:x1="8.947cm" svg:y1="5.224cm" svg:x2="8.947cm" svg:y2="5.829cm">
              <text:p/>
            </draw:line>
            <draw:polygon draw:style-name="gr129" draw:text-style-name="P18" draw:layer="layout" svg:width="0.509cm" svg:height="2.719cm" svg:x="11.489cm" svg:y="5.829cm" svg:viewBox="0 0 510 2720" draw:points="0,2720 0,302 510,0 510,2418">
              <text:p/>
            </draw:polygon>
            <draw:polygon draw:style-name="gr130" draw:text-style-name="P19" draw:layer="layout" svg:width="3.559cm" svg:height="2.114cm" svg:x="8.437cm" svg:y="4.015cm" svg:viewBox="0 0 3560 2115" draw:points="3052,2115 0,302 510,0 3560,1813">
              <text:p/>
            </draw:polygon>
            <draw:line draw:style-name="gr131" draw:text-style-name="P6" draw:layer="layout" svg:x1="10.471cm" svg:y1="5.526cm" svg:x2="10.981cm" svg:y2="5.224cm">
              <text:p/>
            </draw:line>
            <draw:line draw:style-name="gr132" draw:text-style-name="P6" draw:layer="layout" svg:x1="11.489cm" svg:y1="6.735cm" svg:x2="11.999cm" svg:y2="6.433cm">
              <text:p/>
            </draw:line>
            <draw:line draw:style-name="gr133" draw:text-style-name="P6" draw:layer="layout" svg:x1="11.489cm" svg:y1="7.339cm" svg:x2="11.999cm" svg:y2="7.037cm">
              <text:p/>
            </draw:line>
            <draw:line draw:style-name="gr134" draw:text-style-name="P6" draw:layer="layout" svg:x1="11.489cm" svg:y1="7.944cm" svg:x2="11.999cm" svg:y2="7.642cm">
              <text:p/>
            </draw:line>
            <draw:line draw:style-name="gr135" draw:text-style-name="P6" draw:layer="layout" svg:x1="9.455cm" svg:y1="4.922cm" svg:x2="9.965cm" svg:y2="4.62cm">
              <text:p/>
            </draw:line>
            <draw:polygon draw:style-name="gr136" draw:text-style-name="P5" draw:layer="layout" svg:width="3.559cm" svg:height="4.532cm" svg:x="8.437cm" svg:y="4.015cm" svg:viewBox="0 0 3560 4533" draw:points="510,0 3560,1813 3560,4231 3052,4533 0,2720 0,302">
              <text:p/>
            </draw:polygon>
          </draw:g>
        </draw:g>
        <draw:g>
          <draw:glue-point draw:id="4" svg:x="-4.497cm" svg:y="-5cm"/>
          <draw:glue-point draw:id="5" svg:x="-4.247cm" svg:y="-5cm"/>
          <draw:glue-point draw:id="6" svg:x="-3.997cm" svg:y="-5cm"/>
          <draw:glue-point draw:id="7" svg:x="-3.748cm" svg:y="-5cm"/>
          <draw:glue-point draw:id="8" svg:x="-3.498cm" svg:y="-5cm"/>
          <draw:glue-point draw:id="9" svg:x="-3.248cm" svg:y="-5cm"/>
          <draw:glue-point draw:id="10" svg:x="-2.998cm" svg:y="-5cm"/>
          <draw:glue-point draw:id="11" svg:x="-2.748cm" svg:y="-5cm"/>
          <draw:glue-point draw:id="12" svg:x="-2.498cm" svg:y="-5cm"/>
          <draw:glue-point draw:id="13" svg:x="-2.248cm" svg:y="-5cm"/>
          <draw:glue-point draw:id="14" svg:x="-1.998cm" svg:y="-5cm"/>
          <draw:glue-point draw:id="15" svg:x="-1.748cm" svg:y="-5cm"/>
          <draw:glue-point draw:id="16" svg:x="-1.498cm" svg:y="-5cm"/>
          <draw:glue-point draw:id="17" svg:x="-1.248cm" svg:y="-5cm"/>
          <draw:glue-point draw:id="18" svg:x="-0.998cm" svg:y="-5cm"/>
          <draw:glue-point draw:id="19" svg:x="-0.748cm" svg:y="-5cm"/>
          <draw:glue-point draw:id="20" svg:x="-0.498cm" svg:y="-5cm"/>
          <draw:glue-point draw:id="21" svg:x="-0.248cm" svg:y="-5cm"/>
          <draw:glue-point draw:id="22" svg:x="0.251cm" svg:y="-5cm"/>
          <draw:glue-point draw:id="23" svg:x="0.501cm" svg:y="-5cm"/>
          <draw:glue-point draw:id="24" svg:x="0.751cm" svg:y="-5cm"/>
          <draw:glue-point draw:id="25" svg:x="1.001cm" svg:y="-5cm"/>
          <draw:glue-point draw:id="26" svg:x="1.251cm" svg:y="-5cm"/>
          <draw:glue-point draw:id="27" svg:x="1.501cm" svg:y="-5cm"/>
          <draw:glue-point draw:id="28" svg:x="1.751cm" svg:y="-5cm"/>
          <draw:glue-point draw:id="29" svg:x="2.001cm" svg:y="-5cm"/>
          <draw:glue-point draw:id="30" svg:x="2.251cm" svg:y="-5cm"/>
          <draw:glue-point draw:id="31" svg:x="2.501cm" svg:y="-5cm"/>
          <draw:glue-point draw:id="32" svg:x="2.751cm" svg:y="-5cm"/>
          <draw:glue-point draw:id="33" svg:x="3.001cm" svg:y="-5cm"/>
          <draw:glue-point draw:id="34" svg:x="3.25cm" svg:y="-5cm"/>
          <draw:glue-point draw:id="35" svg:x="3.5cm" svg:y="-5cm"/>
          <draw:glue-point draw:id="36" svg:x="3.75cm" svg:y="-5cm"/>
          <draw:glue-point draw:id="37" svg:x="4cm" svg:y="-5cm"/>
          <draw:glue-point draw:id="38" svg:x="4.25cm" svg:y="-5cm"/>
          <draw:glue-point draw:id="39" svg:x="4.5cm" svg:y="-5cm"/>
          <draw:glue-point draw:id="40" svg:x="4.5cm" svg:y="5cm"/>
          <draw:glue-point draw:id="41" svg:x="4.25cm" svg:y="5cm"/>
          <draw:glue-point draw:id="42" svg:x="4cm" svg:y="5cm"/>
          <draw:glue-point draw:id="43" svg:x="3.75cm" svg:y="5cm"/>
          <draw:glue-point draw:id="44" svg:x="3.5cm" svg:y="5cm"/>
          <draw:glue-point draw:id="45" svg:x="3.25cm" svg:y="5cm"/>
          <draw:glue-point draw:id="46" svg:x="3.001cm" svg:y="5cm"/>
          <draw:glue-point draw:id="47" svg:x="2.751cm" svg:y="5cm"/>
          <draw:glue-point draw:id="48" svg:x="2.501cm" svg:y="5cm"/>
          <draw:glue-point draw:id="49" svg:x="2.251cm" svg:y="5cm"/>
          <draw:glue-point draw:id="50" svg:x="2.001cm" svg:y="5cm"/>
          <draw:glue-point draw:id="51" svg:x="1.751cm" svg:y="5cm"/>
          <draw:glue-point draw:id="52" svg:x="1.501cm" svg:y="5cm"/>
          <draw:glue-point draw:id="53" svg:x="1.251cm" svg:y="5cm"/>
          <draw:glue-point draw:id="54" svg:x="1.001cm" svg:y="5cm"/>
          <draw:glue-point draw:id="55" svg:x="0.751cm" svg:y="5cm"/>
          <draw:glue-point draw:id="56" svg:x="0.501cm" svg:y="5cm"/>
          <draw:glue-point draw:id="57" svg:x="0.251cm" svg:y="5cm"/>
          <draw:glue-point draw:id="58" svg:x="-0.248cm" svg:y="5cm"/>
          <draw:glue-point draw:id="59" svg:x="-0.498cm" svg:y="5cm"/>
          <draw:glue-point draw:id="60" svg:x="-0.748cm" svg:y="5cm"/>
          <draw:glue-point draw:id="61" svg:x="-0.998cm" svg:y="5cm"/>
          <draw:glue-point draw:id="62" svg:x="-1.248cm" svg:y="5cm"/>
          <draw:glue-point draw:id="63" svg:x="-1.498cm" svg:y="5cm"/>
          <draw:glue-point draw:id="64" svg:x="-1.748cm" svg:y="5cm"/>
          <draw:glue-point draw:id="65" svg:x="-1.998cm" svg:y="5cm"/>
          <draw:glue-point draw:id="66" svg:x="-2.248cm" svg:y="5cm"/>
          <draw:glue-point draw:id="67" svg:x="-2.498cm" svg:y="5cm"/>
          <draw:glue-point draw:id="68" svg:x="-2.748cm" svg:y="5cm"/>
          <draw:glue-point draw:id="69" svg:x="-2.998cm" svg:y="5cm"/>
          <draw:glue-point draw:id="70" svg:x="-3.248cm" svg:y="5cm"/>
          <draw:glue-point draw:id="71" svg:x="-3.498cm" svg:y="5cm"/>
          <draw:glue-point draw:id="72" svg:x="-3.748cm" svg:y="5cm"/>
          <draw:glue-point draw:id="73" svg:x="-3.997cm" svg:y="5cm"/>
          <draw:glue-point draw:id="74" svg:x="-4.247cm" svg:y="5cm"/>
          <draw:glue-point draw:id="75" svg:x="-4.497cm" svg:y="5cm"/>
          <draw:path draw:style-name="gr137" draw:text-style-name="P21" draw:layer="layout" svg:width="4.118cm" svg:height="0.522cm" draw:transform="skewX (0.0424115008234622) rotate (0.50160762702317) translate (6.33253481411564cm 8.80747628165145cm)" svg:viewBox="0 0 4119 523" svg:d="M4119 262c0-143-78-262-172-262-1259 0-2516 0-3773 0-95 0-174 118-174 261s79 262 174 262c1257 0 2514 0 3772 0 94 0 173-119 173-261z">
            <text:p text:style-name="P20"><text:span text:style-name="T2">&lt;Network cabling&gt;</text:span></text:p>
          </draw:path>
          <draw:g>
            <draw:glue-point draw:id="4" svg:x="-4.671cm" svg:y="1.536cm"/>
            <draw:glue-point draw:id="5" svg:x="-4.424cm" svg:y="1.361cm"/>
            <draw:glue-point draw:id="6" svg:x="-4.175cm" svg:y="1.19cm"/>
            <draw:glue-point draw:id="7" svg:x="-3.93cm" svg:y="1.02cm"/>
            <draw:glue-point draw:id="8" svg:x="-3.685cm" svg:y="0.849cm"/>
            <draw:glue-point draw:id="9" svg:x="-3.438cm" svg:y="0.674cm"/>
            <draw:glue-point draw:id="10" svg:x="-3.189cm" svg:y="0.504cm"/>
            <draw:glue-point draw:id="11" svg:x="-2.942cm" svg:y="0.329cm"/>
            <draw:glue-point draw:id="12" svg:x="-2.696cm" svg:y="0.158cm"/>
            <draw:glue-point draw:id="13" svg:x="-2.449cm" svg:y="-0.011cm"/>
            <draw:glue-point draw:id="14" svg:x="-2.2cm" svg:y="-0.186cm"/>
            <draw:glue-point draw:id="15" svg:x="-1.953cm" svg:y="-0.357cm"/>
            <draw:glue-point draw:id="16" svg:x="-1.708cm" svg:y="-0.527cm"/>
            <draw:glue-point draw:id="17" svg:x="-1.459cm" svg:y="-0.698cm"/>
            <draw:glue-point draw:id="18" svg:x="-1.212cm" svg:y="-0.873cm"/>
            <draw:glue-point draw:id="19" svg:x="-0.966cm" svg:y="-1.044cm"/>
            <draw:glue-point draw:id="20" svg:x="-0.719cm" svg:y="-1.214cm"/>
            <draw:glue-point draw:id="21" svg:x="-0.47cm" svg:y="-1.389cm"/>
            <draw:glue-point draw:id="22" svg:x="0.019cm" svg:y="-1.73cm"/>
            <draw:glue-point draw:id="23" svg:x="0.267cm" svg:y="-1.901cm"/>
            <draw:glue-point draw:id="24" svg:x="0.514cm" svg:y="-2.072cm"/>
            <draw:glue-point draw:id="25" svg:x="0.761cm" svg:y="-2.246cm"/>
            <draw:glue-point draw:id="26" svg:x="1.008cm" svg:y="-2.417cm"/>
            <draw:glue-point draw:id="27" svg:x="1.255cm" svg:y="-2.588cm"/>
            <draw:glue-point draw:id="28" svg:x="1.502cm" svg:y="-2.763cm"/>
            <draw:glue-point draw:id="29" svg:x="1.749cm" svg:y="-2.933cm"/>
            <draw:glue-point draw:id="30" svg:x="1.997cm" svg:y="-3.108cm"/>
            <draw:glue-point draw:id="31" svg:x="2.244cm" svg:y="-3.279cm"/>
            <draw:glue-point draw:id="32" svg:x="2.491cm" svg:y="-3.449cm"/>
            <draw:glue-point draw:id="33" svg:x="2.738cm" svg:y="-3.624cm"/>
            <draw:glue-point draw:id="34" svg:x="2.983cm" svg:y="-3.795cm"/>
            <draw:glue-point draw:id="35" svg:x="3.232cm" svg:y="-3.965cm"/>
            <draw:glue-point draw:id="36" svg:x="3.478cm" svg:y="-4.136cm"/>
            <draw:glue-point draw:id="37" svg:x="3.725cm" svg:y="-4.311cm"/>
            <draw:glue-point draw:id="38" svg:x="3.972cm" svg:y="-4.481cm"/>
            <draw:glue-point draw:id="39" svg:x="4.221cm" svg:y="-4.652cm"/>
            <draw:glue-point draw:id="40" svg:x="4.675cm" svg:y="-1.536cm"/>
            <draw:glue-point draw:id="41" svg:x="4.428cm" svg:y="-1.365cm"/>
            <draw:glue-point draw:id="42" svg:x="4.179cm" svg:y="-1.19cm"/>
            <draw:glue-point draw:id="43" svg:x="3.932cm" svg:y="-1.02cm"/>
            <draw:glue-point draw:id="44" svg:x="3.687cm" svg:y="-0.849cm"/>
            <draw:glue-point draw:id="45" svg:x="3.439cm" svg:y="-0.674cm"/>
            <draw:glue-point draw:id="46" svg:x="3.192cm" svg:y="-0.504cm"/>
            <draw:glue-point draw:id="47" svg:x="2.945cm" svg:y="-0.333cm"/>
            <draw:glue-point draw:id="48" svg:x="2.698cm" svg:y="-0.162cm"/>
            <draw:glue-point draw:id="49" svg:x="2.451cm" svg:y="0.011cm"/>
            <draw:glue-point draw:id="50" svg:x="2.204cm" svg:y="0.182cm"/>
            <draw:glue-point draw:id="51" svg:x="1.957cm" svg:y="0.353cm"/>
            <draw:glue-point draw:id="52" svg:x="1.709cm" svg:y="0.527cm"/>
            <draw:glue-point draw:id="53" svg:x="1.462cm" svg:y="0.698cm"/>
            <draw:glue-point draw:id="54" svg:x="1.215cm" svg:y="0.869cm"/>
            <draw:glue-point draw:id="55" svg:x="0.968cm" svg:y="1.044cm"/>
            <draw:glue-point draw:id="56" svg:x="0.723cm" svg:y="1.214cm"/>
            <draw:glue-point draw:id="57" svg:x="0.474cm" svg:y="1.385cm"/>
            <draw:glue-point draw:id="58" svg:x="-0.016cm" svg:y="1.726cm"/>
            <draw:glue-point draw:id="59" svg:x="-0.265cm" svg:y="1.901cm"/>
            <draw:glue-point draw:id="60" svg:x="-0.512cm" svg:y="2.072cm"/>
            <draw:glue-point draw:id="61" svg:x="-0.757cm" svg:y="2.242cm"/>
            <draw:glue-point draw:id="62" svg:x="-1.004cm" svg:y="2.417cm"/>
            <draw:glue-point draw:id="63" svg:x="-1.253cm" svg:y="2.588cm"/>
            <draw:glue-point draw:id="64" svg:x="-1.499cm" svg:y="2.759cm"/>
            <draw:glue-point draw:id="65" svg:x="-1.746cm" svg:y="2.933cm"/>
            <draw:glue-point draw:id="66" svg:x="-1.993cm" svg:y="3.104cm"/>
            <draw:glue-point draw:id="67" svg:x="-2.242cm" svg:y="3.275cm"/>
            <draw:glue-point draw:id="68" svg:x="-2.487cm" svg:y="3.449cm"/>
            <draw:glue-point draw:id="69" svg:x="-2.734cm" svg:y="3.62cm"/>
            <draw:glue-point draw:id="70" svg:x="-2.982cm" svg:y="3.791cm"/>
            <draw:glue-point draw:id="71" svg:x="-3.23cm" svg:y="3.965cm"/>
            <draw:glue-point draw:id="72" svg:x="-3.476cm" svg:y="4.136cm"/>
            <draw:glue-point draw:id="73" svg:x="-3.721cm" svg:y="4.307cm"/>
            <draw:glue-point draw:id="74" svg:x="-3.97cm" svg:y="4.477cm"/>
            <draw:glue-point draw:id="75" svg:x="-4.217cm" svg:y="4.652cm"/>
            <draw:path draw:style-name="gr138" draw:text-style-name="P21" draw:layer="layout" svg:width="3.684cm" svg:height="0.436cm" draw:transform="skewX (-0.134390352403563) rotate (0.2460914245312) translate (11.7544973681858cm 6.15656938928282cm)" svg:viewBox="0 0 3685 437" svg:d="M3685 218c-1-119-72-218-156-218-1125 0-2249 0-3375 1-84 0-154 98-154 218 0 119 71 218 157 218 1124-1 2249-1 3373-1 84 0 155-100 155-218z">
              <text:p text:style-name="P20"><text:span text:style-name="T2">&lt;Network Cabling&gt;</text:span></text:p>
            </draw:path>
            <draw:path draw:style-name="gr139" draw:text-style-name="P22" draw:layer="layout" svg:width="3.683cm" svg:height="0.436cm" draw:transform="skewX (-0.135088484104361) rotate (0.2460914245312) translate (11.7548350457463cm 6.15643652180889cm)" svg:viewBox="0 0 3684 437" svg:d="M3684 218c0-119-72-218-156-218s-154 99-154 218c1 119 71 218 155 218 85 0 155-100 155-218zM3683 0zM0 437z">
              <text:p/>
            </draw:path>
          </draw:g>
        </draw:g>
        <draw:g>
          <draw:glue-point draw:id="4" svg:x="-4.645cm" svg:y="0.618cm"/>
          <draw:glue-point draw:id="5" svg:x="-4.399cm" svg:y="0.476cm"/>
          <draw:glue-point draw:id="6" svg:x="-4.15cm" svg:y="0.324cm"/>
          <draw:glue-point draw:id="7" svg:x="-3.903cm" svg:y="0.172cm"/>
          <draw:glue-point draw:id="8" svg:x="-3.656cm" svg:y="0.03cm"/>
          <draw:glue-point draw:id="9" svg:x="-3.407cm" svg:y="-0.121cm"/>
          <draw:glue-point draw:id="10" svg:x="-3.161cm" svg:y="-0.263cm"/>
          <draw:glue-point draw:id="11" svg:x="-2.909cm" svg:y="-0.415cm"/>
          <draw:glue-point draw:id="12" svg:x="-2.665cm" svg:y="-0.557cm"/>
          <draw:glue-point draw:id="13" svg:x="-2.416cm" svg:y="-0.709cm"/>
          <draw:glue-point draw:id="14" svg:x="-2.169cm" svg:y="-0.851cm"/>
          <draw:glue-point draw:id="15" svg:x="-1.923cm" svg:y="-0.993cm"/>
          <draw:glue-point draw:id="16" svg:x="-1.674cm" svg:y="-1.146cm"/>
          <draw:glue-point draw:id="17" svg:x="-1.424cm" svg:y="-1.288cm"/>
          <draw:glue-point draw:id="18" svg:x="-1.175cm" svg:y="-1.44cm"/>
          <draw:glue-point draw:id="19" svg:x="-0.931cm" svg:y="-1.592cm"/>
          <draw:glue-point draw:id="20" svg:x="-0.679cm" svg:y="-1.734cm"/>
          <draw:glue-point draw:id="21" svg:x="-0.433cm" svg:y="-1.886cm"/>
          <draw:glue-point draw:id="22" svg:x="0.057cm" svg:y="-2.18cm"/>
          <draw:glue-point draw:id="23" svg:x="0.306cm" svg:y="-2.332cm"/>
          <draw:glue-point draw:id="24" svg:x="0.552cm" svg:y="-2.474cm"/>
          <draw:glue-point draw:id="25" svg:x="0.799cm" svg:y="-2.626cm"/>
          <draw:glue-point draw:id="26" svg:x="1.051cm" svg:y="-2.768cm"/>
          <draw:glue-point draw:id="27" svg:x="1.297cm" svg:y="-2.92cm"/>
          <draw:glue-point draw:id="28" svg:x="1.541cm" svg:y="-3.073cm"/>
          <draw:glue-point draw:id="29" svg:x="1.79cm" svg:y="-3.215cm"/>
          <draw:glue-point draw:id="30" svg:x="2.039cm" svg:y="-3.367cm"/>
          <draw:glue-point draw:id="31" svg:x="2.289cm" svg:y="-3.509cm"/>
          <draw:glue-point draw:id="32" svg:x="2.535cm" svg:y="-3.661cm"/>
          <draw:glue-point draw:id="33" svg:x="2.784cm" svg:y="-3.803cm"/>
          <draw:glue-point draw:id="34" svg:x="3.031cm" svg:y="-3.955cm"/>
          <draw:glue-point draw:id="35" svg:x="3.277cm" svg:y="-4.107cm"/>
          <draw:glue-point draw:id="36" svg:x="3.527cm" svg:y="-4.249cm"/>
          <draw:glue-point draw:id="37" svg:x="3.773cm" svg:y="-4.401cm"/>
          <draw:glue-point draw:id="38" svg:x="4.022cm" svg:y="-4.543cm"/>
          <draw:glue-point draw:id="39" svg:x="4.271cm" svg:y="-4.695cm"/>
          <draw:glue-point draw:id="40" svg:x="4.65cm" svg:y="-0.618cm"/>
          <draw:glue-point draw:id="41" svg:x="4.404cm" svg:y="-0.486cm"/>
          <draw:glue-point draw:id="42" svg:x="4.155cm" svg:y="-0.324cm"/>
          <draw:glue-point draw:id="43" svg:x="3.906cm" svg:y="-0.182cm"/>
          <draw:glue-point draw:id="44" svg:x="3.662cm" svg:y="-0.03cm"/>
          <draw:glue-point draw:id="45" svg:x="3.412cm" svg:y="0.121cm"/>
          <draw:glue-point draw:id="46" svg:x="3.166cm" svg:y="0.263cm"/>
          <draw:glue-point draw:id="47" svg:x="2.914cm" svg:y="0.415cm"/>
          <draw:glue-point draw:id="48" svg:x="2.668cm" svg:y="0.557cm"/>
          <draw:glue-point draw:id="49" svg:x="2.418cm" svg:y="0.709cm"/>
          <draw:glue-point draw:id="50" svg:x="2.172cm" svg:y="0.851cm"/>
          <draw:glue-point draw:id="51" svg:x="1.928cm" svg:y="0.993cm"/>
          <draw:glue-point draw:id="52" svg:x="1.676cm" svg:y="1.146cm"/>
          <draw:glue-point draw:id="53" svg:x="1.43cm" svg:y="1.288cm"/>
          <draw:glue-point draw:id="54" svg:x="1.18cm" svg:y="1.44cm"/>
          <draw:glue-point draw:id="55" svg:x="0.934cm" svg:y="1.592cm"/>
          <draw:glue-point draw:id="56" svg:x="0.685cm" svg:y="1.734cm"/>
          <draw:glue-point draw:id="57" svg:x="0.438cm" svg:y="1.886cm"/>
          <draw:glue-point draw:id="58" svg:x="-0.051cm" svg:y="2.17cm"/>
          <draw:glue-point draw:id="59" svg:x="-0.301cm" svg:y="2.332cm"/>
          <draw:glue-point draw:id="60" svg:x="-0.55cm" svg:y="2.464cm"/>
          <draw:glue-point draw:id="61" svg:x="-0.794cm" svg:y="2.616cm"/>
          <draw:glue-point draw:id="62" svg:x="-1.045cm" svg:y="2.768cm"/>
          <draw:glue-point draw:id="63" svg:x="-1.292cm" svg:y="2.92cm"/>
          <draw:glue-point draw:id="64" svg:x="-1.539cm" svg:y="3.052cm"/>
          <draw:glue-point draw:id="65" svg:x="-1.785cm" svg:y="3.215cm"/>
          <draw:glue-point draw:id="66" svg:x="-2.034cm" svg:y="3.367cm"/>
          <draw:glue-point draw:id="67" svg:x="-2.283cm" svg:y="3.509cm"/>
          <draw:glue-point draw:id="68" svg:x="-2.53cm" svg:y="3.661cm"/>
          <draw:glue-point draw:id="69" svg:x="-2.779cm" svg:y="3.793cm"/>
          <draw:glue-point draw:id="70" svg:x="-3.028cm" svg:y="3.955cm"/>
          <draw:glue-point draw:id="71" svg:x="-3.275cm" svg:y="4.107cm"/>
          <draw:glue-point draw:id="72" svg:x="-3.524cm" svg:y="4.249cm"/>
          <draw:glue-point draw:id="73" svg:x="-3.768cm" svg:y="4.401cm"/>
          <draw:glue-point draw:id="74" svg:x="-4.017cm" svg:y="4.543cm"/>
          <draw:glue-point draw:id="75" svg:x="-4.266cm" svg:y="4.695cm"/>
          <draw:path draw:style-name="gr140" draw:text-style-name="P21" draw:layer="layout" svg:width="4.109cm" svg:height="0.436cm" draw:transform="skewX (-0.207519648062126) rotate (0.148527519344717) translate (18.1706717363632cm 5.00830368908324cm)" svg:viewBox="0 0 4110 437" svg:d="M4110 219c0-120-79-219-173-219-1255 0-2509 0-3764 0-94 0-173 99-173 218 0 120 80 219 173 219 1255 0 2510 0 3765 0 94 0 172-99 172-218z">
            <text:p text:style-name="P20"><text:span text:style-name="T2">&lt;Network Cabling&gt;</text:span></text:p>
          </draw:path>
          <draw:path draw:style-name="gr141" draw:text-style-name="P22" draw:layer="layout" svg:width="4.109cm" svg:height="0.436cm" draw:transform="skewX (-0.209614043164519) rotate (0.148702052269917) translate (18.170405431563cm 5.00944206890583cm)" svg:viewBox="0 0 4110 437" svg:d="M4110 218c0-119-78-218-172-218-95 0-173 99-173 218 0 120 78 219 173 219 94 0 172-100 172-219zM4110 0zM0 436z">
            <text:p/>
          </draw:path>
        </draw:g>
        <draw:g>
          <draw:glue-point draw:id="4" svg:x="-4.929cm" svg:y="4.358cm"/>
          <draw:glue-point draw:id="5" svg:x="-4.782cm" svg:y="4.113cm"/>
          <draw:glue-point draw:id="6" svg:x="-4.627cm" svg:y="3.866cm"/>
          <draw:glue-point draw:id="7" svg:x="-4.473cm" svg:y="3.623cm"/>
          <draw:glue-point draw:id="8" svg:x="-4.318cm" svg:y="3.376cm"/>
          <draw:glue-point draw:id="9" svg:x="-4.163cm" svg:y="3.129cm"/>
          <draw:glue-point draw:id="10" svg:x="-4.001cm" svg:y="2.882cm"/>
          <draw:glue-point draw:id="11" svg:x="-3.854cm" svg:y="2.634cm"/>
          <draw:glue-point draw:id="12" svg:x="-3.699cm" svg:y="2.39cm"/>
          <draw:glue-point draw:id="13" svg:x="-3.544cm" svg:y="2.142cm"/>
          <draw:glue-point draw:id="14" svg:x="-3.382cm" svg:y="1.898cm"/>
          <draw:glue-point draw:id="15" svg:x="-3.242cm" svg:y="1.648cm"/>
          <draw:glue-point draw:id="16" svg:x="-3.08cm" svg:y="1.403cm"/>
          <draw:glue-point draw:id="17" svg:x="-2.918cm" svg:y="1.158cm"/>
          <draw:glue-point draw:id="18" svg:x="-2.77cm" svg:y="0.911cm"/>
          <draw:glue-point draw:id="19" svg:x="-2.616cm" svg:y="0.664cm"/>
          <draw:glue-point draw:id="20" svg:x="-2.453cm" svg:y="0.419cm"/>
          <draw:glue-point draw:id="21" svg:x="-2.299cm" svg:y="0.174cm"/>
          <draw:glue-point draw:id="22" svg:x="-1.997cm" svg:y="-0.317cm"/>
          <draw:glue-point draw:id="23" svg:x="-1.834cm" svg:y="-0.564cm"/>
          <draw:glue-point draw:id="24" svg:x="-1.68cm" svg:y="-0.809cm"/>
          <draw:glue-point draw:id="25" svg:x="-1.54cm" svg:y="-1.053cm"/>
          <draw:glue-point draw:id="26" svg:x="-1.385cm" svg:y="-1.301cm"/>
          <draw:glue-point draw:id="27" svg:x="-1.23cm" svg:y="-1.545cm"/>
          <draw:glue-point draw:id="28" svg:x="-1.075cm" svg:y="-1.79cm"/>
          <draw:glue-point draw:id="29" svg:x="-0.921cm" svg:y="-2.04cm"/>
          <draw:glue-point draw:id="30" svg:x="-0.766cm" svg:y="-2.287cm"/>
          <draw:glue-point draw:id="31" svg:x="-0.611cm" svg:y="-2.529cm"/>
          <draw:glue-point draw:id="32" svg:x="-0.456cm" svg:y="-2.777cm"/>
          <draw:glue-point draw:id="33" svg:x="-0.302cm" svg:y="-3.026cm"/>
          <draw:glue-point draw:id="34" svg:x="-0.154cm" svg:y="-3.269cm"/>
          <draw:glue-point draw:id="35" svg:x="0.007cm" svg:y="-3.516cm"/>
          <draw:glue-point draw:id="36" svg:x="0.162cm" svg:y="-3.763cm"/>
          <draw:glue-point draw:id="37" svg:x="0.316cm" svg:y="-4.01cm"/>
          <draw:glue-point draw:id="38" svg:x="0.471cm" svg:y="-4.255cm"/>
          <draw:glue-point draw:id="39" svg:x="0.626cm" svg:y="-4.502cm"/>
          <draw:glue-point draw:id="40" svg:x="4.929cm" svg:y="-4.365cm"/>
          <draw:glue-point draw:id="41" svg:x="4.782cm" svg:y="-4.118cm"/>
          <draw:glue-point draw:id="42" svg:x="4.627cm" svg:y="-3.868cm"/>
          <draw:glue-point draw:id="43" svg:x="4.473cm" svg:y="-3.623cm"/>
          <draw:glue-point draw:id="44" svg:x="4.318cm" svg:y="-3.379cm"/>
          <draw:glue-point draw:id="45" svg:x="4.163cm" svg:y="-3.129cm"/>
          <draw:glue-point draw:id="46" svg:x="4.008cm" svg:y="-2.884cm"/>
          <draw:glue-point draw:id="47" svg:x="3.854cm" svg:y="-2.639cm"/>
          <draw:glue-point draw:id="48" svg:x="3.699cm" svg:y="-2.395cm"/>
          <draw:glue-point draw:id="49" svg:x="3.544cm" svg:y="-2.145cm"/>
          <draw:glue-point draw:id="50" svg:x="3.389cm" svg:y="-1.898cm"/>
          <draw:glue-point draw:id="51" svg:x="3.242cm" svg:y="-1.653cm"/>
          <draw:glue-point draw:id="52" svg:x="3.087cm" svg:y="-1.406cm"/>
          <draw:glue-point draw:id="53" svg:x="2.925cm" svg:y="-1.158cm"/>
          <draw:glue-point draw:id="54" svg:x="2.77cm" svg:y="-0.911cm"/>
          <draw:glue-point draw:id="55" svg:x="2.623cm" svg:y="-0.666cm"/>
          <draw:glue-point draw:id="56" svg:x="2.461cm" svg:y="-0.424cm"/>
          <draw:glue-point draw:id="57" svg:x="2.306cm" svg:y="-0.177cm"/>
          <draw:glue-point draw:id="58" svg:x="1.989cm" svg:y="0.312cm"/>
          <draw:glue-point draw:id="59" svg:x="1.849cm" svg:y="0.559cm"/>
          <draw:glue-point draw:id="60" svg:x="1.68cm" svg:y="0.809cm"/>
          <draw:glue-point draw:id="61" svg:x="1.54cm" svg:y="1.048cm"/>
          <draw:glue-point draw:id="62" svg:x="1.385cm" svg:y="1.296cm"/>
          <draw:glue-point draw:id="63" svg:x="1.23cm" svg:y="1.545cm"/>
          <draw:glue-point draw:id="64" svg:x="1.083cm" svg:y="1.79cm"/>
          <draw:glue-point draw:id="65" svg:x="0.921cm" svg:y="2.037cm"/>
          <draw:glue-point draw:id="66" svg:x="0.766cm" svg:y="2.285cm"/>
          <draw:glue-point draw:id="67" svg:x="0.619cm" svg:y="2.529cm"/>
          <draw:glue-point draw:id="68" svg:x="0.456cm" svg:y="2.777cm"/>
          <draw:glue-point draw:id="69" svg:x="0.302cm" svg:y="3.024cm"/>
          <draw:glue-point draw:id="70" svg:x="0.154cm" svg:y="3.269cm"/>
          <draw:glue-point draw:id="71" svg:x="-0.007cm" svg:y="3.516cm"/>
          <draw:glue-point draw:id="72" svg:x="-0.154cm" svg:y="3.761cm"/>
          <draw:glue-point draw:id="73" svg:x="-0.316cm" svg:y="4.005cm"/>
          <draw:glue-point draw:id="74" svg:x="-0.471cm" svg:y="4.255cm"/>
          <draw:glue-point draw:id="75" svg:x="-0.619cm" svg:y="4.5cm"/>
          <draw:path draw:style-name="gr142" draw:text-style-name="P21" draw:layer="layout" svg:width="3.605cm" svg:height="0.7cm" draw:transform="skewX (-0.216246294322097) rotate (1.28281700021583) translate (23.542019139392cm 9.81988024621082cm)" svg:viewBox="0 0 3606 701" svg:d="M3606 349c-1-190-71-349-153-349-1100 1-2201 2-3302 2-83 0-152 159-151 350 1 190 71 349 153 349 1101-1 2201-2 3302-3 82 0 151-158 151-349z">
            <text:p text:style-name="P20"><text:span text:style-name="T2">&lt;Network connection&gt;</text:span></text:p>
          </draw:path>
          <draw:path draw:style-name="gr143" draw:text-style-name="P22" draw:layer="layout" svg:width="3.602cm" svg:height="0.698cm" draw:transform="skewX (-0.214151899219704) rotate (1.28508592824342) translate (23.5507743898076cm 9.81957401674777cm)" svg:viewBox="0 0 3603 699" svg:d="M3603 350c-1-191-71-350-152-350-83 0-152 159-152 349 1 191 71 350 154 350 81 0 150-159 150-349zM3602 0zM0 692z">
            <text:p/>
          </draw:path>
        </draw:g>
        <draw:connector draw:style-name="gr144" draw:text-style-name="P23" draw:layer="layout" draw:type="curve" svg:x1="22.33cm" svg:y1="4.783cm" svg:x2="13.468cm" svg:y2="11.572cm" draw:start-shape="id1" draw:end-shape="id2" draw:end-glue-point="1" svg:d="M22330 4783c-6646 0-2216 6789-8862 6789" svg:viewBox="0 0 8863 6790">
          <text:p/>
        </draw:connector>
        <draw:connector draw:style-name="gr145" draw:text-style-name="P23" draw:layer="layout" draw:type="curve" svg:x1="22.33cm" svg:y1="4.783cm" svg:x2="13.548cm" svg:y2="15.438cm" draw:start-shape="id1" draw:end-shape="id3" draw:end-glue-point="1" svg:d="M22330 4783c-6586 0-2196 10655-8782 10655" svg:viewBox="0 0 8783 10656">
          <text:p/>
        </draw:connector>
        <draw:connector draw:style-name="gr146" draw:text-style-name="P23" draw:layer="layout" draw:type="curve" svg:x1="22.33cm" svg:y1="6.423cm" svg:x2="9.704cm" svg:y2="12.564cm" draw:start-shape="id1" draw:start-glue-point="12" draw:end-shape="id4" draw:end-glue-point="1" svg:d="M22330 6423c-9469 0-3157 6141-12626 6141" svg:viewBox="0 0 12627 6142">
          <text:p/>
        </draw:connector>
        <draw:connector draw:style-name="gr147" draw:text-style-name="P23" draw:layer="layout" draw:type="curve" svg:x1="23.016cm" svg:y1="6.839cm" svg:x2="9.077cm" svg:y2="16.859cm" draw:start-shape="id1" draw:start-glue-point="11" draw:end-shape="id5" draw:end-glue-point="1" svg:d="M23016 6839c0 6680-4646 10020-13939 10020" svg:viewBox="0 0 13940 10021">
          <text:p/>
        </draw:connector>
        <draw:connector draw:style-name="gr148" draw:text-style-name="P23" draw:layer="layout" draw:type="curve" svg:x1="22.33cm" svg:y1="4.783cm" svg:x2="5.708cm" svg:y2="14.546cm" draw:start-shape="id1" draw:end-shape="id6" draw:end-glue-point="1" svg:d="M22330 4783c-12466 0-4156 9763-16622 9763" svg:viewBox="0 0 16623 9764">
          <text:p/>
        </draw:connector>
        <draw:custom-shape draw:style-name="gr149" draw:text-style-name="P13" draw:layer="layout" svg:width="3.376cm" svg:height="1.793cm" svg:x="18.254cm" svg:y="8.07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2"><text:span text:style-name="T1">&lt;Wireless Connection&g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name="server 1">
          <draw:g>
            <draw:rect draw:style-name="gr150" draw:text-style-name="P24" draw:layer="layout" svg:width="4.128cm" svg:height="0.784cm" svg:x="15.922cm" svg:y="16.557cm">
              <text:p/>
            </draw:rect>
            <draw:ellipse draw:style-name="gr151" draw:text-style-name="P24" draw:layer="layout" svg:width="0.172cm" svg:height="0.157cm" svg:x="16.266cm" svg:y="16.87cm">
              <text:p/>
            </draw:ellipse>
            <draw:ellipse draw:style-name="gr152" draw:text-style-name="P25" draw:layer="layout" svg:width="0.517cm" svg:height="0.47cm" svg:x="19.018cm" svg:y="16.714cm">
              <text:p/>
            </draw:ellipse>
            <draw:ellipse draw:style-name="gr153" draw:text-style-name="P24" draw:layer="layout" svg:width="0.172cm" svg:height="0.157cm" svg:x="16.955cm" svg:y="16.87cm">
              <text:p/>
            </draw:ellipse>
            <draw:ellipse draw:style-name="gr154" draw:text-style-name="P24" draw:layer="layout" svg:width="0.172cm" svg:height="0.157cm" svg:x="16.611cm" svg:y="16.87cm">
              <text:p/>
            </draw:ellipse>
            <draw:custom-shape draw:style-name="gr155" draw:text-style-name="P24" draw:layer="layout" svg:width="1.035cm" svg:height="0.157cm" svg:x="17.642cm" svg:y="16.87cm">
              <text:p/>
              <draw:enhanced-geometry svg:viewBox="0 0 21600 21600" draw:type="rectangle" draw:enhanced-path="M 0 0 L 21600 0 21600 21600 0 21600 0 0 Z N"/>
            </draw:custom-shape>
          </draw:g>
          <draw:g>
            <draw:rect draw:style-name="gr156" draw:text-style-name="P24" draw:layer="layout" svg:width="4.128cm" svg:height="0.783cm" svg:x="15.922cm" svg:y="17.341cm">
              <text:p/>
            </draw:rect>
            <draw:ellipse draw:style-name="gr157" draw:text-style-name="P24" draw:layer="layout" svg:width="0.172cm" svg:height="0.157cm" svg:x="16.266cm" svg:y="17.654cm">
              <text:p/>
            </draw:ellipse>
            <draw:ellipse draw:style-name="gr158" draw:text-style-name="P25" draw:layer="layout" svg:width="0.517cm" svg:height="0.471cm" svg:x="19.018cm" svg:y="17.497cm">
              <text:p/>
            </draw:ellipse>
            <draw:ellipse draw:style-name="gr159" draw:text-style-name="P24" draw:layer="layout" svg:width="0.172cm" svg:height="0.157cm" svg:x="16.955cm" svg:y="17.654cm">
              <text:p/>
            </draw:ellipse>
            <draw:ellipse draw:style-name="gr160" draw:text-style-name="P24" draw:layer="layout" svg:width="0.172cm" svg:height="0.157cm" svg:x="16.611cm" svg:y="17.654cm">
              <text:p/>
            </draw:ellipse>
            <draw:custom-shape draw:style-name="gr161" draw:text-style-name="P24" draw:layer="layout" svg:width="1.035cm" svg:height="0.157cm" svg:x="17.642cm" svg:y="17.654cm">
              <text:p/>
              <draw:enhanced-geometry svg:viewBox="0 0 21600 21600" draw:type="rectangle" draw:enhanced-path="M 0 0 L 21600 0 21600 21600 0 21600 0 0 Z N"/>
            </draw:custom-shape>
          </draw:g>
          <draw:g>
            <draw:rect draw:style-name="gr162" draw:text-style-name="P24" draw:layer="layout" svg:width="4.128cm" svg:height="0.784cm" svg:x="15.922cm" svg:y="18.124cm">
              <text:p/>
            </draw:rect>
            <draw:ellipse draw:style-name="gr163" draw:text-style-name="P24" draw:layer="layout" svg:width="0.172cm" svg:height="0.157cm" svg:x="16.266cm" svg:y="18.438cm">
              <text:p/>
            </draw:ellipse>
            <draw:ellipse draw:style-name="gr164" draw:text-style-name="P25" draw:layer="layout" svg:width="0.517cm" svg:height="0.47cm" svg:x="19.018cm" svg:y="18.281cm">
              <text:p/>
            </draw:ellipse>
            <draw:ellipse draw:style-name="gr165" draw:text-style-name="P24" draw:layer="layout" svg:width="0.172cm" svg:height="0.157cm" svg:x="16.955cm" svg:y="18.438cm">
              <text:p/>
            </draw:ellipse>
            <draw:ellipse draw:style-name="gr166" draw:text-style-name="P24" draw:layer="layout" svg:width="0.172cm" svg:height="0.157cm" svg:x="16.611cm" svg:y="18.438cm">
              <text:p/>
            </draw:ellipse>
            <draw:custom-shape draw:style-name="gr167" draw:text-style-name="P24" draw:layer="layout" svg:width="1.035cm" svg:height="0.157cm" svg:x="17.642cm" svg:y="18.438cm">
              <text:p/>
              <draw:enhanced-geometry svg:viewBox="0 0 21600 21600" draw:type="rectangle" draw:enhanced-path="M 0 0 L 21600 0 21600 21600 0 21600 0 0 Z N"/>
            </draw:custom-shape>
          </draw:g>
          <draw:g>
            <draw:rect draw:style-name="gr168" draw:text-style-name="P24" draw:layer="layout" svg:width="4.128cm" svg:height="0.784cm" svg:x="15.922cm" svg:y="18.908cm">
              <text:p/>
            </draw:rect>
            <draw:ellipse draw:style-name="gr169" draw:text-style-name="P24" draw:layer="layout" svg:width="0.172cm" svg:height="0.156cm" svg:x="16.266cm" svg:y="19.222cm">
              <text:p/>
            </draw:ellipse>
            <draw:ellipse draw:style-name="gr170" draw:text-style-name="P25" draw:layer="layout" svg:width="0.517cm" svg:height="0.47cm" svg:x="19.018cm" svg:y="19.065cm">
              <text:p/>
            </draw:ellipse>
            <draw:ellipse draw:style-name="gr171" draw:text-style-name="P24" draw:layer="layout" svg:width="0.172cm" svg:height="0.156cm" svg:x="16.955cm" svg:y="19.222cm">
              <text:p/>
            </draw:ellipse>
            <draw:ellipse draw:style-name="gr172" draw:text-style-name="P24" draw:layer="layout" svg:width="0.172cm" svg:height="0.156cm" svg:x="16.611cm" svg:y="19.222cm">
              <text:p/>
            </draw:ellipse>
            <draw:custom-shape draw:style-name="gr173" draw:text-style-name="P24" draw:layer="layout" svg:width="1.035cm" svg:height="0.156cm" svg:x="17.642cm" svg:y="19.222cm">
              <text:p/>
              <draw:enhanced-geometry svg:viewBox="0 0 21600 21600" draw:type="rectangle" draw:enhanced-path="M 0 0 L 21600 0 21600 21600 0 21600 0 0 Z N"/>
            </draw:custom-shape>
          </draw:g>
        </draw:g>
        <draw:custom-shape draw:style-name="gr174" draw:text-style-name="P26" draw:layer="layout" svg:width="4.763cm" svg:height="1.588cm" svg:x="19.732cm" svg:y="15.922cm">
          <text:p text:style-name="P26">Backup Server</text:p>
          <text:p text:style-name="P26"/>
          <draw:enhanced-geometry svg:viewBox="0 0 21600 21600" draw:glue-points="10800 0 0 10800 10800 21600 21600 10800 ?f40 ?f41" draw:text-areas="0 0 21600 21600" draw:type="rectangular-callout" draw:modifiers="811.586901763224 30544.49339207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75" draw:text-style-name="P23" draw:layer="layout" svg:x1="25.765cm" svg:y1="5.127cm" svg:x2="19.097cm" svg:y2="16.557cm">
          <text:p/>
        </draw:li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666666" draw:end-color="#999999" draw:start-intensity="100%" draw:end-intensity="100%" draw:angle="180deg" draw:border="10%"/>
    <draw:gradient draw:name="Dark_20_Grey_20_Linear_20_T" draw:display-name="Dark Grey Linear T" draw:style="linear" draw:start-color="#333333" draw:end-color="#999999" draw:start-intensity="100%" draw:end-intensity="100%" draw:angle="0deg" draw:border="10%"/>
    <draw:gradient draw:name="Dark_20_Grey_20_Square_20_BR" draw:display-name="Dark Grey Square BR" draw:style="square" draw:cx="30%" draw:cy="30%" draw:start-color="#666666" draw:end-color="#999999" draw:start-intensity="100%" draw:end-intensity="100%" draw:angle="0deg" draw:border="0%"/>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Light_20_Blue_20_Linear_20_L" draw:display-name="Light Blue Linear L" draw:style="linear" draw:start-color="#93d4f0" draw:end-color="#e9f6fc" draw:start-intensity="100%" draw:end-intensity="100%" draw:angle="180deg" draw:border="10%"/>
    <draw:gradient draw:name="Light_20_Red_20_Linear_20_L" draw:display-name="Light Red Linear L" draw:style="linear" draw:start-color="#de8e96" draw:end-color="#f8e8ea" draw:start-intensity="100%" draw:end-intensity="100%" draw:angle="180deg" draw:border="10%"/>
    <draw:gradient draw:name="Light_20_Red_20_Linear_20_T" draw:display-name="Light Red Linear T" draw:style="linear" draw:start-color="#de8e96" draw:end-color="#f8e8ea" draw:start-intensity="100%" draw:end-intensity="100%" draw:angle="0deg" draw:border="10%"/>
    <draw:gradient draw:name="Light_20_Red_20_Square_20_BR" draw:display-name="Light Red Square BR" draw:style="square" draw:cx="30%" draw:cy="30%" draw:start-color="#de8e96" draw:end-color="#f8e8ea" draw:start-intensity="100%" draw:end-intensity="100%" draw:angle="0deg" draw:border="0%"/>
    <draw:gradient draw:name="Shapes" draw:style="rectangular" draw:cx="50%" draw:cy="50%" draw:start-color="#cccccc" draw:end-color="#ffffff" draw:start-intensity="100%" draw:end-intensity="100%" draw:angle="0deg" draw:border="0%"/>
    <draw:gradient draw:name="VRT_20_Light_20_Axial_20_H" draw:display-name="VRT Light Axial H" draw:style="axial" draw:start-color="#7fb9dd" draw:end-color="#0073bc" draw:start-intensity="100%" draw:end-intensity="100%" draw:angle="180deg" draw:border="0%"/>
    <draw:gradient draw:name="VRT_20_Light_20_Axial_20_V" draw:display-name="VRT Light Axial V" draw:style="axial" draw:start-color="#7fb9dd" draw:end-color="#0073bc" draw:start-intensity="100%" draw:end-intensity="100%" draw:angle="0deg" draw:border="0%"/>
    <draw:gradient draw:name="VRT_20_Light_20_Linear_20_T" draw:display-name="VRT Light Linear T" draw:style="linear" draw:start-color="#0073bc" draw:end-color="#7fb9dd" draw:start-intensity="100%" draw:end-intensity="100%" draw:angle="0deg" draw:border="10%"/>
    <draw:gradient draw:name="VRT_20_Light_20_Radial" draw:display-name="VRT Light Radial" draw:style="radial" draw:cx="50%" draw:cy="50%" draw:start-color="#0073bc" draw:end-color="#7fb9dd" draw:start-intensity="100%" draw:end-intensity="100%"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1-22T16:16:24.414000000</meta:creation-date>
    <dc:date>2023-04-15T18:58:53.956000000</dc:date>
    <meta:editing-duration>PT26M36S</meta:editing-duration>
    <meta:editing-cycles>4</meta:editing-cycles>
    <meta:generator>LibreOffice/7.3.7.2$Windows_X86_64 LibreOffice_project/e114eadc50a9ff8d8c8a0567d6da8f454beeb84f</meta:generator>
    <meta:document-statistic meta:object-count="207"/>
  </office:meta>
</office:document-meta>
</file>